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6.398cm" style:rel-column-width="3627*"/>
    </style:style>
    <style:style style:name="Table1.B" style:family="table-column">
      <style:table-column-properties style:column-width="10.603cm" style:rel-column-width="6011*"/>
    </style:style>
    <style:style style:name="Table1.A1" style:family="table-cell">
      <style:table-cell-properties style:writing-mode="page"/>
    </style:style>
    <style:style style:name="P1" style:family="paragraph" style:parent-style-name="Footer">
      <style:text-properties officeooo:rsid="001b93da" officeooo:paragraph-rsid="001b93da"/>
    </style:style>
    <style:style style:name="P2" style:family="paragraph" style:parent-style-name="Standard">
      <style:paragraph-properties fo:text-align="end" style:justify-single-word="false"/>
      <style:text-properties officeooo:rsid="000e15d6" officeooo:paragraph-rsid="000baf28"/>
    </style:style>
    <style:style style:name="P3" style:family="paragraph" style:parent-style-name="Standard">
      <style:text-properties officeooo:rsid="000baf28" officeooo:paragraph-rsid="000baf28"/>
    </style:style>
    <style:style style:name="P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baf28" officeooo:paragraph-rsid="000baf28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baf28" officeooo:paragraph-rsid="000baf28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e92d5" officeooo:paragraph-rsid="000e92d5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35445" officeooo:paragraph-rsid="00135445" style:font-weight-asian="bold" style:font-weight-complex="bold"/>
    </style:style>
    <style:style style:name="P9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50492" officeooo:paragraph-rsid="00150492" style:font-weight-asian="bold" style:font-weight-complex="bold"/>
    </style:style>
    <style:style style:name="P10" style:family="paragraph" style:parent-style-name="Standard">
      <style:text-properties officeooo:rsid="000cb1f6" officeooo:paragraph-rsid="000cb1f6"/>
    </style:style>
    <style:style style:name="P11" style:family="paragraph" style:parent-style-name="Standard">
      <style:text-properties officeooo:rsid="000e92d5" officeooo:paragraph-rsid="000e92d5"/>
    </style:style>
    <style:style style:name="P12" style:family="paragraph" style:parent-style-name="Standard">
      <style:text-properties officeooo:rsid="00100856" officeooo:paragraph-rsid="00100856"/>
    </style:style>
    <style:style style:name="P13" style:family="paragraph" style:parent-style-name="Standard">
      <style:text-properties officeooo:rsid="0010f015" officeooo:paragraph-rsid="0010f015"/>
    </style:style>
    <style:style style:name="P14" style:family="paragraph" style:parent-style-name="Standard">
      <style:text-properties style:text-underline-style="none" fo:font-weight="normal" officeooo:rsid="00150492" officeooo:paragraph-rsid="00150492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50492" officeooo:paragraph-rsid="001d29ad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35445" officeooo:paragraph-rsid="00135445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6de90" officeooo:paragraph-rsid="00150492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6de90" officeooo:paragraph-rsid="001d29ad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7b5c6" officeooo:paragraph-rsid="0017b5c6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cc4a2" officeooo:paragraph-rsid="001e9afb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d29ad" officeooo:paragraph-rsid="001d29ad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e9afb" officeooo:paragraph-rsid="001e9afb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1e9afb" officeooo:paragraph-rsid="00213271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25f9b" officeooo:paragraph-rsid="00225f9b" style:font-weight-asian="normal" style:font-weight-complex="normal"/>
    </style:style>
    <style:style style:name="P25" style:family="paragraph" style:parent-style-name="Standard">
      <style:text-properties style:text-underline-style="none" fo:font-weight="normal" officeooo:rsid="0022d1dc" officeooo:paragraph-rsid="0022d1dc" style:font-weight-asian="normal" style:font-weight-complex="normal"/>
    </style:style>
    <style:style style:name="P26" style:family="paragraph" style:parent-style-name="Standard">
      <style:text-properties fo:color="#000080" loext:opacity="100%" style:text-underline-style="none" fo:font-weight="normal" officeooo:rsid="00225f9b" officeooo:paragraph-rsid="00225f9b" style:font-weight-asian="normal" style:font-weight-complex="normal"/>
    </style:style>
    <style:style style:name="P27" style:family="paragraph" style:parent-style-name="Standard">
      <style:text-properties fo:color="#000080" loext:opacity="100%" style:text-underline-style="none" fo:font-weight="normal" officeooo:rsid="001e9afb" officeooo:paragraph-rsid="00225f9b" style:font-weight-asian="normal" style:font-weight-complex="normal"/>
    </style:style>
    <style:style style:name="P28" style:family="paragraph" style:parent-style-name="Standard">
      <style:text-properties fo:color="#000080" loext:opacity="100%" style:text-underline-style="none" fo:font-weight="normal" officeooo:rsid="001e9afb" officeooo:paragraph-rsid="0021a603" style:font-weight-asian="normal" style:font-weight-complex="normal"/>
    </style:style>
    <style:style style:name="P29" style:family="paragraph" style:parent-style-name="Standard">
      <style:text-properties fo:color="#000080" loext:opacity="100%" style:text-underline-style="none" fo:font-weight="normal" officeooo:rsid="001e9afb" officeooo:paragraph-rsid="00213271" style:font-weight-asian="normal" style:font-weight-complex="normal"/>
    </style:style>
    <style:style style:name="P30" style:family="paragraph" style:parent-style-name="Standard">
      <style:text-properties fo:color="#000080" loext:opacity="100%" style:text-underline-style="none" fo:font-weight="normal" officeooo:rsid="001e9afb" officeooo:paragraph-rsid="001e9afb" style:font-weight-asian="normal" style:font-weight-complex="normal"/>
    </style:style>
    <style:style style:name="P31" style:family="paragraph" style:parent-style-name="Standard">
      <style:text-properties fo:color="#000080" loext:opacity="100%" style:text-underline-style="none" fo:font-weight="normal" officeooo:rsid="0022d1dc" officeooo:paragraph-rsid="0022d1dc" style:font-weight-asian="normal" style:font-weight-complex="normal"/>
    </style:style>
    <style:style style:name="P32" style:family="paragraph" style:parent-style-name="Standard">
      <style:paragraph-properties fo:break-before="page"/>
      <style:text-properties fo:color="#000080" loext:opacity="100%" style:text-underline-style="none" fo:font-weight="normal" officeooo:rsid="0022d1dc" officeooo:paragraph-rsid="0022d1dc" style:font-weight-asian="normal" style:font-weight-complex="normal"/>
    </style:style>
    <style:style style:name="P33" style:family="paragraph" style:parent-style-name="Standard">
      <style:text-properties fo:color="#000080" loext:opacity="100%" style:text-underline-style="none" fo:font-weight="normal" officeooo:rsid="00203061" officeooo:paragraph-rsid="00203061" style:font-weight-asian="normal" style:font-weight-complex="normal"/>
    </style:style>
    <style:style style:name="P34" style:family="paragraph" style:parent-style-name="Standard">
      <style:text-properties fo:color="#000080" loext:opacity="100%" style:text-underline-style="none" fo:font-weight="normal" officeooo:rsid="001cc4a2" officeooo:paragraph-rsid="0021a603" style:font-weight-asian="normal" style:font-weight-complex="normal"/>
    </style:style>
    <style:style style:name="P35" style:family="paragraph" style:parent-style-name="Standard">
      <style:text-properties fo:color="#000080" loext:opacity="100%" style:text-underline-style="none" fo:font-weight="normal" officeooo:rsid="001cc4a2" officeooo:paragraph-rsid="001e9afb" style:font-weight-asian="normal" style:font-weight-complex="normal"/>
    </style:style>
    <style:style style:name="P36" style:family="paragraph" style:parent-style-name="Standard">
      <style:text-properties fo:color="#000080" loext:opacity="100%" style:text-underline-style="none" fo:font-weight="normal" officeooo:rsid="001cc4a2" officeooo:paragraph-rsid="001cc4a2" style:font-weight-asian="normal" style:font-weight-complex="normal"/>
    </style:style>
    <style:style style:name="P37" style:family="paragraph" style:parent-style-name="Standard">
      <style:text-properties fo:color="#000080" loext:opacity="100%" style:text-underline-style="none" fo:font-weight="normal" officeooo:rsid="00150492" officeooo:paragraph-rsid="001d29ad" style:font-weight-asian="normal" style:font-weight-complex="normal"/>
    </style:style>
    <style:style style:name="P38" style:family="paragraph" style:parent-style-name="Standard">
      <style:text-properties fo:color="#000080" loext:opacity="100%" style:text-underline-style="none" fo:font-weight="normal" officeooo:rsid="00150492" officeooo:paragraph-rsid="00150492" style:font-weight-asian="normal" style:font-weight-complex="normal"/>
    </style:style>
    <style:style style:name="P39" style:family="paragraph" style:parent-style-name="Standard">
      <style:text-properties fo:color="#000080" loext:opacity="100%" style:text-underline-style="none" fo:font-weight="normal" officeooo:rsid="0016de90" officeooo:paragraph-rsid="00150492" style:font-weight-asian="normal" style:font-weight-complex="normal"/>
    </style:style>
    <style:style style:name="P40" style:family="paragraph" style:parent-style-name="Standard">
      <style:text-properties fo:color="#000080" loext:opacity="100%" style:text-underline-style="none" fo:font-weight="normal" officeooo:rsid="0016de90" officeooo:paragraph-rsid="001d29ad" style:font-weight-asian="normal" style:font-weight-complex="normal"/>
    </style:style>
    <style:style style:name="P41" style:family="paragraph" style:parent-style-name="Standard">
      <style:text-properties fo:color="#000080" loext:opacity="100%" style:text-underline-style="none" fo:font-weight="normal" officeooo:rsid="001886a6" officeooo:paragraph-rsid="001886a6" style:font-weight-asian="normal" style:font-weight-complex="normal"/>
    </style:style>
    <style:style style:name="P42" style:family="paragraph" style:parent-style-name="Standard">
      <style:text-properties fo:color="#000080" loext:opacity="100%" style:text-underline-style="none" fo:font-weight="normal" officeooo:rsid="00249a16" officeooo:paragraph-rsid="00249a16" style:font-weight-asian="normal" style:font-weight-complex="normal"/>
    </style:style>
    <style:style style:name="P43" style:family="paragraph" style:parent-style-name="Standard">
      <style:text-properties fo:color="#000080" loext:opacity="100%" style:text-underline-style="none" fo:font-weight="normal" officeooo:rsid="00249ab4" officeooo:paragraph-rsid="00249ab4" style:font-weight-asian="normal" style:font-weight-complex="normal"/>
    </style:style>
    <style:style style:name="P44" style:family="paragraph" style:parent-style-name="Standard">
      <style:text-properties fo:color="#000080" loext:opacity="100%" style:text-underline-style="none" fo:font-weight="normal" officeooo:rsid="00249ab4" officeooo:paragraph-rsid="002605a6" style:font-weight-asian="normal" style:font-weight-complex="normal"/>
    </style:style>
    <style:style style:name="P45" style:family="paragraph" style:parent-style-name="Standard">
      <style:text-properties fo:color="#000080" loext:opacity="100%" style:text-underline-style="none" fo:font-weight="normal" officeooo:rsid="002605a6" officeooo:paragraph-rsid="002605a6" style:font-weight-asian="normal" style:font-weight-complex="normal"/>
    </style:style>
    <style:style style:name="P46" style:family="paragraph" style:parent-style-name="Standard">
      <style:text-properties fo:color="#000080" loext:opacity="100%" style:text-underline-style="none" fo:font-weight="normal" officeooo:rsid="00296e67" officeooo:paragraph-rsid="00296e67" style:font-weight-asian="normal" style:font-weight-complex="normal"/>
    </style:style>
    <style:style style:name="P47" style:family="paragraph" style:parent-style-name="Standard">
      <style:text-properties fo:color="#000080" loext:opacity="100%" style:text-underline-style="none" fo:font-weight="normal" officeooo:rsid="002ad4b3" officeooo:paragraph-rsid="002ad4b3" style:font-weight-asian="normal" style:font-weight-complex="normal"/>
    </style:style>
    <style:style style:name="P48" style:family="paragraph" style:parent-style-name="Standard">
      <style:paragraph-properties fo:break-before="page"/>
      <style:text-properties fo:color="#000080" loext:opacity="100%" style:text-underline-style="none" fo:font-weight="normal" officeooo:rsid="002ad4b3" officeooo:paragraph-rsid="002ad4b3" style:font-weight-asian="normal" style:font-weight-complex="normal"/>
    </style:style>
    <style:style style:name="P49" style:family="paragraph" style:parent-style-name="Standard">
      <style:text-properties style:use-window-font-color="true" loext:opacity="0%" style:text-underline-style="none" fo:font-weight="normal" officeooo:rsid="00249a16" officeooo:paragraph-rsid="00249a16" style:font-weight-asian="normal" style:font-weight-complex="normal"/>
    </style:style>
    <style:style style:name="P50" style:family="paragraph" style:parent-style-name="Standard">
      <style:text-properties style:use-window-font-color="true" loext:opacity="0%" style:text-underline-style="none" fo:font-weight="normal" officeooo:rsid="00296e67" officeooo:paragraph-rsid="00296e67" style:font-weight-asian="normal" style:font-weight-complex="normal"/>
    </style:style>
    <style:style style:name="P51" style:family="paragraph" style:parent-style-name="Standard">
      <style:text-properties style:use-window-font-color="true" loext:opacity="0%" style:text-underline-style="none" fo:font-weight="normal" officeooo:rsid="002e7cef" officeooo:paragraph-rsid="002e7cef" style:font-weight-asian="normal" style:font-weight-complex="normal"/>
    </style:style>
    <style:style style:name="P52" style:family="paragraph" style:parent-style-name="Standard">
      <style:text-properties style:use-window-font-color="true" loext:opacity="0%" style:text-underline-style="solid" style:text-underline-width="auto" style:text-underline-color="font-color" fo:font-weight="bold" officeooo:rsid="002e7cef" officeooo:paragraph-rsid="002e7cef" style:font-weight-asian="bold" style:font-weight-complex="bold"/>
    </style:style>
    <style:style style:name="P53" style:family="paragraph" style:parent-style-name="Table_20_Contents">
      <style:text-properties officeooo:rsid="002e7cef" officeooo:paragraph-rsid="002e7cef"/>
    </style:style>
    <style:style style:name="P54" style:family="paragraph" style:parent-style-name="Table_20_Contents">
      <style:text-properties officeooo:rsid="002fa223" officeooo:paragraph-rsid="002fa223"/>
    </style:style>
    <style:style style:name="P55" style:family="paragraph" style:parent-style-name="Table_20_Contents">
      <style:text-properties officeooo:rsid="003120e1" officeooo:paragraph-rsid="003120e1"/>
    </style:style>
    <style:style style:name="P56" style:family="paragraph" style:parent-style-name="Table_20_Contents">
      <style:text-properties officeooo:rsid="00327840" officeooo:paragraph-rsid="00327840"/>
    </style:style>
    <style:style style:name="P57" style:family="paragraph" style:parent-style-name="Table_20_Contents">
      <style:text-properties officeooo:rsid="003294f5" officeooo:paragraph-rsid="003294f5"/>
    </style:style>
    <style:style style:name="P58" style:family="paragraph" style:parent-style-name="Table_20_Contents">
      <style:text-properties officeooo:rsid="0033fd2d" officeooo:paragraph-rsid="0033fd2d"/>
    </style:style>
    <style:style style:name="P59" style:family="paragraph" style:parent-style-name="Standard">
      <style:paragraph-properties fo:text-align="end" style:justify-single-word="false"/>
      <style:text-properties officeooo:rsid="000e15d6" officeooo:paragraph-rsid="00352151"/>
    </style:style>
    <style:style style:name="P60" style:family="paragraph" style:parent-style-name="Table_20_Contents">
      <style:text-properties officeooo:rsid="00352151" officeooo:paragraph-rsid="00352151"/>
    </style:style>
    <style:style style:name="T1" style:family="text">
      <style:text-properties officeooo:rsid="000baf28"/>
    </style:style>
    <style:style style:name="T2" style:family="text">
      <style:text-properties officeooo:rsid="0010f015"/>
    </style:style>
    <style:style style:name="T3" style:family="text">
      <style:text-properties officeooo:rsid="00129063"/>
    </style:style>
    <style:style style:name="T4" style:family="text">
      <style:text-properties officeooo:rsid="00138eb7"/>
    </style:style>
    <style:style style:name="T5" style:family="text">
      <style:text-properties officeooo:rsid="00150492"/>
    </style:style>
    <style:style style:name="T6" style:family="text">
      <style:text-properties officeooo:rsid="0016de90"/>
    </style:style>
    <style:style style:name="T7" style:family="text">
      <style:text-properties officeooo:rsid="0017b5c6"/>
    </style:style>
    <style:style style:name="T8" style:family="text">
      <style:text-properties officeooo:rsid="001886a6"/>
    </style:style>
    <style:style style:name="T9" style:family="text">
      <style:text-properties officeooo:rsid="001a3d09"/>
    </style:style>
    <style:style style:name="T10" style:family="text">
      <style:text-properties officeooo:rsid="001cc4a2"/>
    </style:style>
    <style:style style:name="T11" style:family="text">
      <style:text-properties officeooo:rsid="001d29ad"/>
    </style:style>
    <style:style style:name="T12" style:family="text">
      <style:text-properties officeooo:rsid="001e9afb"/>
    </style:style>
    <style:style style:name="T13" style:family="text">
      <style:text-properties officeooo:rsid="00203061"/>
    </style:style>
    <style:style style:name="T14" style:family="text">
      <style:text-properties officeooo:rsid="00213271"/>
    </style:style>
    <style:style style:name="T15" style:family="text">
      <style:text-properties officeooo:rsid="00216219"/>
    </style:style>
    <style:style style:name="T16" style:family="text">
      <style:text-properties officeooo:rsid="0021a603"/>
    </style:style>
    <style:style style:name="T17" style:family="text">
      <style:text-properties fo:color="#000080" loext:opacity="100%"/>
    </style:style>
    <style:style style:name="T18" style:family="text">
      <style:text-properties fo:color="#000080" loext:opacity="100%" officeooo:rsid="001d29ad"/>
    </style:style>
    <style:style style:name="T19" style:family="text">
      <style:text-properties fo:color="#000080" loext:opacity="100%" officeooo:rsid="0017b5c6"/>
    </style:style>
    <style:style style:name="T20" style:family="text">
      <style:text-properties officeooo:rsid="002605a6"/>
    </style:style>
    <style:style style:name="T21" style:family="text">
      <style:text-properties officeooo:rsid="0036461c"/>
    </style:style>
    <style:style style:name="T22" style:family="text">
      <style:text-properties officeooo:rsid="0036ed3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9">0<text:span text:style-name="T4">4</text:span>-May-2025 <text:span text:style-name="T3">21:08</text:span> <text:s/></text:p>
      <text:p text:style-name="P2">John Braddock</text:p>
      <text:p text:style-name="P2"/>
      <text:p text:style-name="P4">COBOL summary</text:p>
      <text:p text:style-name="Standard"/>
      <text:p text:style-name="P6"><text:span text:style-name="T1">I</text:span>n<text:span text:style-name="T1">tro</text:span></text:p>
      <text:p text:style-name="Standard"/>
      <text:p text:style-name="P3">A summary of programming in COBOL in the openVMS environment.</text:p>
      <text:p text:style-name="P3"/>
      <text:p text:style-name="P10">Only the peculiar to VMS are described here.</text:p>
      <text:p text:style-name="P3"/>
      <text:p text:style-name="P7">Calling Standards</text:p>
      <text:p text:style-name="P11"/>
      <text:p text:style-name="P12">By default COBOL uses BY REFERENCE for strings.</text:p>
      <text:p text:style-name="P12">To send by DESCRIPTOR the COBOL program must state specifically</text:p>
      <text:p text:style-name="P12"/>
      <text:p text:style-name="P12">CALL “pgm”</text:p>
      <text:p text:style-name="P12">USING BY DESCRIPTOR text_string</text:p>
      <text:p text:style-name="P11"/>
      <text:p text:style-name="P7">Descriptors:</text:p>
      <text:p text:style-name="P13">These are identified by reference and include the length of the data, it’s class and a reference to it’s location.</text:p>
      <text:p text:style-name="P11"/>
      <text:p text:style-name="P7">Re<text:span text:style-name="T2">f</text:span>erence:</text:p>
      <text:p text:style-name="P11"/>
      <text:p text:style-name="P7">Value:</text:p>
      <text:p text:style-name="P11"/>
      <text:p text:style-name="P3"/>
      <text:p text:style-name="P5">F<text:span text:style-name="T2">u</text:span>nctions</text:p>
      <text:p text:style-name="P5"/>
      <text:p text:style-name="P8">translating a logical name</text:p>
      <text:p text:style-name="P8"/>
      <text:p text:style-name="P9">Index Sequential files.</text:p>
      <text:p text:style-name="P14"/>
      <text:p text:style-name="P21">These may be read sequentially or randomly.</text:p>
      <text:p text:style-name="P19">T<text:span text:style-name="T10">o</text:span> access an index sequential file use the following:</text:p>
      <text:p text:style-name="P16"/>
      <text:p text:style-name="P21">1. sequential read:</text:p>
      <text:p text:style-name="P38">ENVIRONMENT DIVISION.</text:p>
      <text:p text:style-name="P38">INPUT-OUTPUT SEC<text:span text:style-name="T7">T</text:span>ION.</text:p>
      <text:p text:style-name="P38">FILE-CONTROL.</text:p>
      <text:p text:style-name="P38"><text:s text:c="4"/>SELECT myfile ASSIGN TO myfile.dat</text:p>
      <text:p text:style-name="P39"><text:s text:c="19"/>ORGANIZATION IS INDEXED</text:p>
      <text:p text:style-name="P40"><text:tab/><text:span text:style-name="T5">ACCESS </text:span><text:span text:style-name="T13">MODE </text:span><text:span text:style-name="T5">IS SEQUENTIAL</text:span></text:p>
      <text:p text:style-name="P39"><text:tab/></text:p>
      <text:p text:style-name="P41">DATA DIVISION.</text:p>
      <text:p text:style-name="P41"><text:span text:style-name="T9">F</text:span>I<text:span text:style-name="T9">LE </text:span>SECTION.</text:p>
      <text:p text:style-name="P41">FD myfile.</text:p>
      <text:p text:style-name="P41"><text:s text:c="4"/>01 myfile_rec.</text:p>
      <text:p text:style-name="P41"><text:s text:c="9"/>03 my_key <text:s text:c="8"/>PIC X(6).</text:p>
      <text:p text:style-name="P41"><text:s text:c="9"/>03 my_alt_key <text:s text:c="2"/>PIC 99.</text:p>
      <text:p text:style-name="P41"><text:s text:c="9"/>03 my_data <text:s text:c="7"/>PIC X(20).</text:p>
      <text:p text:style-name="P17"/>
      <text:p text:style-name="P36">PROCEDURE DIVISION.</text:p>
      <text:p text:style-name="P36">Main.</text:p>
      <text:p text:style-name="P36">OPEN INPUT myfile</text:p>
      <text:p text:style-name="P36">* <text:span text:style-name="T11"><text:s/></text:span><text:span text:style-name="T12">or OPEN I-O myfile</text:span></text:p>
      <text:p text:style-name="P36"/>
      <text:p text:style-name="P34">READ myfile AT EN<text:span text:style-name="T8">D</text:span> MOVE …..</text:p>
      <text:p text:style-name="P36"/>
      <text:p text:style-name="P36">WRITE myfile OR ERROR MOVE ….</text:p>
      <text:p text:style-name="P36"/>
      <text:p text:style-name="P36">CLOSE myfile</text:p>
      <text:p text:style-name="P36">. </text:p>
      <text:p text:style-name="P17"/>
      <text:p text:style-name="P15">To read <text:span text:style-name="T11">randomly using an index</text:span>, place “<text:span text:style-name="T11">ACCESS </text:span><text:span text:style-name="T13">MODE </text:span><text:span text:style-name="T11">IS RANDOM</text:span>” <text:span text:style-name="T11">in the select statement of file-control and include:</text:span></text:p>
      <text:p text:style-name="P18"><text:span text:style-name="T7"><text:tab/></text:span><text:span text:style-name="T19">RECORD KEY IS <text:s text:c="25"/>my_key</text:span></text:p>
      <text:p text:style-name="P37"><text:span text:style-name="T6"><text:tab/></text:span><text:span text:style-name="T7">ALTERNATE RECORD KEY IS my_alt_key </text:span><text:span text:style-name="T8">WITH DUPLICATES.</text:span></text:p>
      <text:p text:style-name="P15"/>
      <text:p text:style-name="P21">The read becomes:</text:p>
      <text:p text:style-name="P30">MOVE a value to my_key</text:p>
      <text:p text:style-name="P30">READ myfile KEY IS my_key</text:p>
      <text:p text:style-name="P30">INVALID KEY do something.</text:p>
      <text:p text:style-name="P21"/>
      <text:p text:style-name="P22">To write:</text:p>
      <text:p text:style-name="P35">or OPEN OUTPUT <text:span text:style-name="T11">myfile </text:span><text:span text:style-name="T12">or OPEN I-O myfile</text:span></text:p>
      <text:p text:style-name="P20"/>
      <text:p text:style-name="P20"/>
      <text:p text:style-name="P20"/>
      <text:p text:style-name="P20"/>
      <text:p text:style-name="P20"/>
      <text:p text:style-name="P22"><text:soft-page-break/>To read dynamically (indexed and then read following records sequentially)</text:p>
      <text:p text:style-name="P33">ACCESS MODE IS DYNAMIC</text:p>
      <text:p text:style-name="P33">START myfile <text:span text:style-name="T15">KEY IS GREATER THAN my_key</text:span></text:p>
      <text:p text:style-name="P33"><text:tab/><text:span text:style-name="T16">INVALID KEY etc</text:span></text:p>
      <text:p text:style-name="P33"><text:tab/><text:span text:style-name="T16">ON ERROR etc</text:span></text:p>
      <text:p text:style-name="P33">READ myfile <text:span text:style-name="T16">NEXT</text:span></text:p>
      <text:p text:style-name="P34"><text:tab/>AT EN<text:span text:style-name="T8">D </text:span><text:span text:style-name="T16">etc</text:span></text:p>
      <text:p text:style-name="P28"><text:tab/>ON ERROR do something</text:p>
      <text:p text:style-name="P20"/>
      <text:p text:style-name="P20"><text:span text:style-name="T12">T</text:span>o <text:span text:style-name="T12">w</text:span>r<text:span text:style-name="T12">ite a record:</text:span></text:p>
      <text:p text:style-name="P20"><text:s/><text:span text:style-name="T17">OPEN OUTPUT </text:span><text:span text:style-name="T18">myfile</text:span></text:p>
      <text:p text:style-name="P22">ensure key fields are filled.</text:p>
      <text:p text:style-name="P29">WRITE my_rec</text:p>
      <text:p text:style-name="P29"><text:tab/> <text:span text:style-name="T14">INVALID KEY do something</text:span></text:p>
      <text:p text:style-name="P29"><text:tab/>ON ERROR do something</text:p>
      <text:p text:style-name="P23"/>
      <text:p text:style-name="P24">To rewrite a record:</text:p>
      <text:p text:style-name="P26">REWRITE my_record</text:p>
      <text:p text:style-name="P27"><text:tab/> <text:span text:style-name="T14">INVALID KEY do something</text:span></text:p>
      <text:p text:style-name="P27"><text:tab/>ON ERROR do something</text:p>
      <text:p text:style-name="P27"/>
      <text:p text:style-name="P50">To delete a record:</text:p>
      <text:p text:style-name="P46">DELETE my_record</text:p>
      <text:p text:style-name="P46"><text:tab/>etc</text:p>
      <text:p text:style-name="P27"/>
      <text:p text:style-name="P25">Note that records can be appended to a sequential file via:</text:p>
      <text:p text:style-name="P31">OPEN EXTEND my_seq_file</text:p>
      <text:p text:style-name="P31">WRITE my_seq_rec</text:p>
      <text:p text:style-name="P31"/>
      <text:p text:style-name="P32"/>
      <text:p text:style-name="P49">Note that a DECLARATIVE can be set up to do something when an unhandled error is encountered on a file action:</text:p>
      <text:p text:style-name="P42"/>
      <text:p text:style-name="P42">PROCEDURE DIVISION.</text:p>
      <text:p text:style-name="P42">DECLARATIVES.</text:p>
      <text:p text:style-name="P45"><text:s text:c="5"/>my_file SECTION.</text:p>
      <text:p text:style-name="P44"><text:s text:c="5"/>USE AFTER STANDARD ERROR PROCEDURE ON my_file.</text:p>
      <text:p text:style-name="P44"><text:s text:c="9"/><text:span text:style-name="T20">my_file_err.</text:span></text:p>
      <text:p text:style-name="P44"><text:s text:c="13"/>…..</text:p>
      <text:p text:style-name="P44"><text:s text:c="13"/>…..</text:p>
      <text:p text:style-name="P42"><text:span text:style-name="T10">EN</text:span><text:span text:style-name="T8">D </text:span>DECLARATIVES.</text:p>
      <text:p text:style-name="P43"/>
      <text:p text:style-name="P45">MAIN section.</text:p>
      <text:p text:style-name="P45">…</text:p>
      <text:p text:style-name="P45">…</text:p>
      <text:p text:style-name="P45">…</text:p>
      <text:p text:style-name="P45"/>
      <text:p text:style-name="P47">In a multiuser situation, records can be locked in various modes by specifying LOCK MODE on the SELECT statement.</text:p>
      <text:p text:style-name="P47">Eg:</text:p>
      <text:p text:style-name="P47">SELECT myfile ASSIGN TO “myfile.dat”</text:p>
      <text:p text:style-name="P47"><text:tab/>LOCK AUTOMATIC</text:p>
      <text:p text:style-name="P47">* or LOCK MANUAL</text:p>
      <text:p text:style-name="P47">* or LOCK MODE IS EXCLUSIVE</text:p>
      <text:p text:style-name="P47"/>
      <text:p text:style-name="P47"/>
      <text:p text:style-name="P47"/>
      <text:p text:style-name="P48"/>
      <text:p text:style-name="P52">Library routines</text:p>
      <text:p text:style-name="P51">The runtime library and system calls are available:</text:p>
      <text:p text:style-name="P51"/>
      <text:p text:style-name="P51">Examples</text:p>
      <text:p text:style-name="P51"/>
      <table:table table:name="Table1" table:style-name="Table1">
        <table:table-column table:style-name="Table1.A"/>
        <table:table-column table:style-name="Table1.B"/>
        <table:table-row table:style-name="TableLine1430164535024">
          <table:table-cell table:style-name="Table1.A1" office:value-type="string">
            <text:p text:style-name="P53">Function</text:p>
          </table:table-cell>
          <table:table-cell table:style-name="Table1.A1" office:value-type="string">
            <text:p text:style-name="P53">Purpose</text:p>
          </table:table-cell>
        </table:table-row>
        <table:table-row table:style-name="TableLine1430164534160">
          <table:table-cell table:style-name="Table1.A1" office:value-type="string">
            <text:p text:style-name="P51">LIB$CREATE_DIR</text:p>
          </table:table-cell>
          <table:table-cell table:style-name="Table1.A1" office:value-type="string">
            <text:p text:style-name="P53">Create a directory</text:p>
          </table:table-cell>
        </table:table-row>
        <table:table-row table:style-name="TableLine1430164534736">
          <table:table-cell table:style-name="Table1.A1" office:value-type="string">
            <text:p text:style-name="P54">LIB$DAY</text:p>
          </table:table-cell>
          <table:table-cell table:style-name="Table1.A1" office:value-type="string">
            <text:p text:style-name="P54">Returns the current day as a longword integer</text:p>
          </table:table-cell>
        </table:table-row>
        <table:table-row table:style-name="TableLine1430164535888">
          <table:table-cell table:style-name="Table1.A1" office:value-type="string">
            <text:p text:style-name="P55">LIB$FIND_FILE</text:p>
          </table:table-cell>
          <table:table-cell table:style-name="Table1.A1" office:value-type="string">
            <text:p text:style-name="P55">Find a file for the given spec.</text:p>
          </table:table-cell>
        </table:table-row>
        <table:table-row table:style-name="TableLine1430164536752">
          <table:table-cell table:style-name="Table1.A1" office:value-type="string">
            <text:p text:style-name="P56">LIB$GETJPI</text:p>
          </table:table-cell>
          <table:table-cell table:style-name="Table1.A1" office:value-type="string">
            <text:p text:style-name="P56">Get Job process information</text:p>
          </table:table-cell>
        </table:table-row>
        <table:table-row table:style-name="TableLine1430164538768">
          <table:table-cell table:style-name="Table1.A1" office:value-type="string">
            <text:p text:style-name="P57">LIB$GET_SYMBOL</text:p>
          </table:table-cell>
          <table:table-cell table:style-name="Table1.A1" office:value-type="string">
            <text:p text:style-name="P57">Get the value of a CLI symbol.</text:p>
          </table:table-cell>
        </table:table-row>
        <table:table-row table:style-name="TableLine1430164539056">
          <table:table-cell table:style-name="Table1.A1" office:value-type="string">
            <text:p text:style-name="P58">LIB$LEN</text:p>
          </table:table-cell>
          <table:table-cell table:style-name="Table1.A1" office:value-type="string">
            <text:p text:style-name="P58">Length of a string in characters</text:p>
          </table:table-cell>
        </table:table-row>
        <table:table-row table:style-name="TableLine1430164539632">
          <table:table-cell table:style-name="Table1.A1" office:value-type="string">
            <text:p text:style-name="P60">SYS$GETTIM</text:p>
          </table:table-cell>
          <table:table-cell table:style-name="Table1.A1" office:value-type="string">
            <text:p text:style-name="P60">Get the current date &amp; time <text:span text:style-name="T21">in s9(11)V9(7) comp </text:span><text:span text:style-name="T22">by ref</text:span><text:span text:style-name="T21">.</text:span></text:p>
          </table:table-cell>
        </table:table-row>
        <table:table-row table:style-name="TableLine1430164545104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3016455316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3016455892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1430164550288"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P51"/>
      <text:p text:style-name="P51"/>
      <text:p text:style-name="P5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A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b93da" officeooo:paragraph-rsid="001b93d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4</text:page-number><text:s/>of 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04T19:43:13.347000000</dc:date>
    <meta:editing-duration>PT1H8M</meta:editing-duration>
    <meta:editing-cycles>40</meta:editing-cycles>
    <meta:generator>LibreOffice/7.3.2.2$Windows_X86_64 LibreOffice_project/49f2b1bff42cfccbd8f788c8dc32c1c309559be0</meta:generator>
    <meta:document-statistic meta:table-count="1" meta:image-count="0" meta:object-count="0" meta:page-count="5" meta:paragraph-count="115" meta:word-count="467" meta:character-count="2928" meta:non-whitespace-character-count="2413"/>
  </office:meta>
</office:document-meta>
</file>